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ccanthis ADF Std No2" svg:font-family="'Accanthis ADF Std No2'" style:font-pitch="variable"/>
    <style:font-face style:name="Amiri" svg:font-family="Amiri" style:font-pitch="variable"/>
    <style:font-face style:name="Cantarell Extra Bold" svg:font-family="'Cantarell Extra 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aff3" officeooo:paragraph-rsid="000faff3"/>
    </style:style>
    <style:style style:name="P2" style:family="paragraph" style:parent-style-name="Standard">
      <style:text-properties style:text-underline-style="solid" style:text-underline-width="auto" style:text-underline-color="font-color" fo:font-weight="bold" officeooo:rsid="000faff3" officeooo:paragraph-rsid="000faff3" style:font-weight-asian="bold" style:font-weight-complex="bold"/>
    </style:style>
    <style:style style:name="P3" style:family="paragraph" style:parent-style-name="Standard">
      <style:text-properties style:font-name="Cantarell Extra Bold" style:text-underline-style="solid" style:text-underline-width="auto" style:text-underline-color="font-color" fo:font-weight="bold" officeooo:rsid="000faff3" officeooo:paragraph-rsid="000faff3" style:font-weight-asian="bold" style:font-weight-complex="bold"/>
    </style:style>
    <style:style style:name="P4" style:family="paragraph" style:parent-style-name="Standard">
      <style:text-properties officeooo:paragraph-rsid="00105405"/>
    </style:style>
    <style:style style:name="P5" style:family="paragraph" style:parent-style-name="Standard">
      <style:text-properties officeooo:paragraph-rsid="00105405" fo:background-color="#ffff00"/>
    </style:style>
    <style:style style:name="P6" style:family="paragraph" style:parent-style-name="Standard">
      <style:text-properties officeooo:rsid="00171f9d" officeooo:paragraph-rsid="00171f9d"/>
    </style:style>
    <style:style style:name="P7" style:family="paragraph" style:parent-style-name="Standard">
      <style:text-properties officeooo:rsid="0018412d" officeooo:paragraph-rsid="0018412d"/>
    </style:style>
    <style:style style:name="P8" style:family="paragraph" style:parent-style-name="Standard">
      <style:text-properties officeooo:rsid="001ea8cc" officeooo:paragraph-rsid="001ea8cc"/>
    </style:style>
    <style:style style:name="P9" style:family="paragraph" style:parent-style-name="Standard">
      <style:text-properties officeooo:rsid="001ea8cc" officeooo:paragraph-rsid="00207641"/>
    </style:style>
    <style:style style:name="P10" style:family="paragraph" style:parent-style-name="Text_20_body">
      <style:text-properties officeooo:paragraph-rsid="00105405"/>
    </style:style>
    <style:style style:name="P11" style:family="paragraph" style:parent-style-name="Text_20_body" style:list-style-name="L2"/>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text-properties officeooo:rsid="00171f9d" officeooo:paragraph-rsid="00171f9d"/>
    </style:style>
    <style:style style:name="T1" style:family="text">
      <style:text-properties officeooo:rsid="000faff3"/>
    </style:style>
    <style:style style:name="T2" style:family="text">
      <style:text-properties officeooo:rsid="00105405"/>
    </style:style>
    <style:style style:name="T3" style:family="text">
      <style:text-properties officeooo:rsid="0018412d"/>
    </style:style>
    <style:style style:name="T4" style:family="text">
      <style:text-properties officeooo:rsid="0020764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iraj Desai - 210905019</text:p>
      <text:p text:style-name="P2"/>
      <text:p text:style-name="P2">Lab Exercises</text:p>
      <text:p text:style-name="Standard"><text:span text:style-name="T1">1)</text:span>While tcpdump host your_host is running in one command window, run ping 127.0.0.1 from</text:p>
      <text:p text:style-name="Standard">another command window. From the ping output, is the 127.0.0.1 interface on? Can you see any</text:p>
      <text:p text:style-name="Standard">ICMP message sent from your host in the tcpdump output? Why?</text:p>
      <text:p text:style-name="Standard"/>
      <text:p text:style-name="P1">On tcpdump side:</text:p>
      <text:p text:style-name="P1">sudo tcpdump host 172.16.58.232</text:p>
      <text:p text:style-name="P1">tcpdump: verbose output suppressed, use -v[v]... for full protocol decode</text:p>
      <text:p text:style-name="P1">listening on enp3s0, link-type EN10MB (Ethernet), snapshot length 262144 bytes</text:p>
      <text:p text:style-name="P1">14:28:38.903413 IP dblab-cp08.49625 &gt; MPL-DC-DC01.manipal.edu.domain: 25239+ [1au] AAAA? connectivity-check.ubuntu.com. (58)</text:p>
      <text:p text:style-name="P1">14:28:38.903700 IP MPL-DC-DC01.manipal.edu.domain &gt; dblab-cp08.49625: 25239 6/0/1 AAAA 2620:2d:4000:1::2a, AAAA 2620:2d:4000:1::23, AAAA 2620:2d:4000:1::22, AAAA 2001:67c:1562::23, AAAA 2001:67c:1562::24, AAAA 2620:2d:4000:1::2b (226)</text:p>
      <text:p text:style-name="P1">14:28:38.967024 IP dblab-cp08.43527 &gt; MPL-DC-DC01.manipal.edu.domain: 59731+ [1au] PTR? 232.58.16.172.in-addr.arpa. (55)</text:p>
      <text:p text:style-name="P1">14:28:38.967367 IP MPL-DC-DC01.manipal.edu.domain &gt; dblab-cp08.43527: 59731 NXDomain 0/1/1 (132)</text:p>
      <text:p text:style-name="P1">14:28:38.967503 IP dblab-cp08.43527 &gt; MPL-DC-DC01.manipal.edu.domain: 59731+ PTR? 232.58.16.172.in-addr.arpa. (44)</text:p>
      <text:p text:style-name="P1">14:28:38.968066 IP MPL-DC-DC01.manipal.edu.domain &gt; dblab-cp08.43527: 59731 NXDomain 0/1/0 (121)</text:p>
      <text:p text:style-name="P1"/>
      <text:p text:style-name="P1">ping side:</text:p>
      <text:p text:style-name="P1">ping 127.0.0.1</text:p>
      <text:p text:style-name="P1">PING 127.0.0.1 (127.0.0.1) 56(84) bytes of data.</text:p>
      <text:p text:style-name="P1">64 bytes from 127.0.0.1: icmp_seq=1 ttl=64 time=0.042 ms</text:p>
      <text:p text:style-name="P1">64 bytes from 127.0.0.1: icmp_seq=2 ttl=64 time=0.036 ms</text:p>
      <text:p text:style-name="P1">^C</text:p>
      <text:p text:style-name="P1">--- 127.0.0.1 ping statistics ---</text:p>
      <text:p text:style-name="P1">2 packets transmitted, 2 received, 0% packet loss, time 1031ms</text:p>
      <text:p text:style-name="P1">rtt min/avg/max/mdev = 0.036/0.039/0.042/0.003 ms</text:p>
      <text:p text:style-name="P1"/>
      <text:p text:style-name="P4">CMP echo request packets were sent and received successfully.</text:p>
      <text:p text:style-name="P4"/>
      <text:p text:style-name="P10">In the <text:span text:style-name="Source_20_Text">tcpdump</text:span> output, we can see DNS-related traffic between different hosts. There's no ICMP traffic related to the local loopback address (127.0.0.1) visible in this output.</text:p>
      <text:p text:style-name="Text_20_body">This lack of ICMP traffic related to the local loopback address in the <text:span text:style-name="Source_20_Text">tcpdump</text:span> output is <text:span text:style-name="T2">normal</text:span>. <text:span text:style-name="T2">When we ping 127.0.0.1 </text:span>the packets do not actually traverse the physical network interface; they are routed internally within the operating system's networking stack.</text:p>
      <text:p text:style-name="Text_20_body"><text:span text:style-name="T2">T</text:span>he <text:span text:style-name="Source_20_Text">ping</text:span> command to the loopback address doesn't generate network traffic in the same way that it would to an external host. Instead, it communicates directly within the operating system, bypassing the physical network interface. </text:p>
      <text:p text:style-name="P4">2. While tcpdump host your_host is running to capture traffic from your machine, execute telnet</text:p>
      <text:p text:style-name="P4">128.238.66.200. Note there is no host with this IP address in the current configuration of the lab</text:p>
      <text:p text:style-name="P4">network. Save the tcpdump output of the first few packets for the lab report. After getting the</text:p>
      <text:p text:style-name="P4">necessary output, terminate the telnet session. From the saved tcpdump output, describe how the</text:p>
      <text:p text:style-name="P4"><text:soft-page-break/>ARP timeout and retransmission were performed. How many attempts were made to resolve a</text:p>
      <text:p text:style-name="P4">non-existing IP address?</text:p>
      <text:p text:style-name="P4"/>
      <text:p text:style-name="P4">sudo tcpdump host 172.16.58.232 -v</text:p>
      <text:p text:style-name="P4">tcpdump: listening on enp3s0, link-type EN10MB (Ethernet), snapshot length 262144 bytes</text:p>
      <text:p text:style-name="P4">14:59:54.895160 IP (tos 0x0, ttl 64, id 56985, offset 0, flags [none], proto UDP (17), length 84)</text:p>
      <text:p text:style-name="P4"><text:s text:c="4"/>dblab-cp08.56722 &gt; 172.16.19.202.domain: 37743+ [1au] A? dblab-cp08.mahe.manipal.net. (56)</text:p>
      <text:p text:style-name="P4">14:59:54.895468 IP (tos 0x0, ttl 127, id 43982, offset 0, flags [none], proto UDP (17), length 152)</text:p>
      <text:p text:style-name="P4"><text:s text:c="4"/>172.16.19.202.domain &gt; dblab-cp08.56722: 37743 NXDomain 0/1/1 (124)</text:p>
      <text:p text:style-name="P4">14:59:54.895581 IP (tos 0x0, ttl 64, id 56986, offset 0, flags [none], proto UDP (17), length 73)</text:p>
      <text:p text:style-name="P4"><text:s text:c="4"/>dblab-cp08.56722 &gt; 172.16.19.202.domain: 37743+ A? dblab-cp08.mahe.manipal.net. (45)</text:p>
      <text:p text:style-name="P4">14:59:54.895789 IP (tos 0x0, ttl 127, id 43983, offset 0, flags [none], proto UDP (17), length 141)</text:p>
      <text:p text:style-name="P4"><text:s text:c="4"/>172.16.19.202.domain &gt; dblab-cp08.56722: 37743 NXDomain 0/1/0 (113)</text:p>
      <text:p text:style-name="P5">14:59:54.896564 IP (tos 0x10, ttl 64, id 27527, offset 0, flags [DF], proto TCP (6), length 60)</text:p>
      <text:p text:style-name="P5"><text:s text:c="4"/>dblab-cp08.55966 &gt; vm-host-1.isis.poly.edu.telnet: Flags [S], cksum 0xaadd (incorrect -&gt; 0xd2b0), seq 365220224, win 64240, options [mss 1460,sackOK,TS val 2063307449 ecr 0,nop,wscale 7], length 0</text:p>
      <text:p text:style-name="P4">14:59:54.930637 IP (tos 0x0, ttl 64, id 41477, offset 0, flags [none], proto UDP (17), length 83)</text:p>
      <text:p text:style-name="P4"><text:s text:c="4"/>dblab-cp08.48721 &gt; 172.16.19.202.domain: 19617+ [1au] PTR? 202.19.16.172.in-addr.arpa. (55)</text:p>
      <text:p text:style-name="P4">14:59:54.930910 IP (tos 0x0, ttl 127, id 43984, offset 0, flags [none], proto UDP (17), length 160)</text:p>
      <text:p text:style-name="P4"><text:s text:c="4"/>172.16.19.202.domain &gt; dblab-cp08.48721: 19617 NXDomain 0/1/1 (132)</text:p>
      <text:p text:style-name="P4">14:59:54.930989 IP (tos 0x0, ttl 64, id 41478, offset 0, flags [none], proto UDP (17), length 72)</text:p>
      <text:p text:style-name="P4"><text:s text:c="4"/>dblab-cp08.48721 &gt; 172.16.19.202.domain: 19617+ PTR? 202.19.16.172.in-addr.arpa. (44)</text:p>
      <text:p text:style-name="P4">14:59:54.931209 IP (tos 0x0, ttl 127, id 43985, offset 0, flags [none], proto UDP (17), length 149)</text:p>
      <text:p text:style-name="P4"><text:s text:c="4"/>172.16.19.202.domain &gt; dblab-cp08.48721: 19617 NXDomain 0/1/0 (121)</text:p>
      <text:p text:style-name="P4"/>
      <text:p text:style-name="P4">telnet 128.238.66.200</text:p>
      <text:p text:style-name="P4">Trying 128.238.66.200...</text:p>
      <text:p text:style-name="P4"/>
      <text:list xml:id="list3579069940" text:style-name="L3">
        <text:list-item>
          <text:p text:style-name="P14">The system sends an ARP request to find the MAC address associated with the IP address of the gateway.</text:p>
        </text:list-item>
        <text:list-item>
          <text:p text:style-name="P14">If the system doesn't receive a response (ARP reply) within a certain timeout period, it might retransmit the ARP request.</text:p>
        </text:list-item>
        <text:list-item>
          <text:p text:style-name="P13">The number of retransmissions and the timeout period can vary based on the operating system and network configuration.</text:p>
        </text:list-item>
      </text:list>
      <text:p text:style-name="P6">3) a. tcpdump udp port 520</text:p>
      <text:p text:style-name="P6">b. tcpdump -x -s 120 ip proto 89</text:p>
      <text:p text:style-name="P6">c. tcpdump -x -s 70 host ip addr1 and (ip addr2 or ip addr3)</text:p>
      <text:p text:style-name="P6">d. tcpdump -x -s 70 host ip addr1 and not ip addr2</text:p>
      <text:p text:style-name="P6"/>
      <text:p text:style-name="P15"><text:span text:style-name="Source_20_Text">tcpdump udp port 520</text:span>: This expression captures UDP packets that are sent to or received from port 520. Port 520 is associated with the RIP (Routing Information Protocol) protocol, which is used by routers to exchange routing information in an IP network.</text:p>
      <text:p text:style-name="Text_20_body">b. <text:span text:style-name="Source_20_Text">tcpdump -x -s 120 ip proto 89</text:span>: This expression captures IP packets with protocol number 89. Protocol number 89 corresponds to OSPF (Open Shortest Path First), which is a routing protocol used in IP networks. The <text:span text:style-name="Source_20_Text">-x</text:span> flag specifies that the packet contents should be displayed in hexadecimal and ASCII format, and the <text:span text:style-name="Source_20_Text">-s 120</text:span> flag sets the snapshot length to 120 bytes.</text:p>
      <text:p text:style-name="Text_20_body"><text:soft-page-break/>c. <text:span text:style-name="Source_20_Text">tcpdump -x -s 70 host ip addr1 and (ip addr2 or ip addr3)</text:span>: This expression captures packets involving the host with the IP address <text:span text:style-name="Source_20_Text">ip addr1</text:span> and either <text:span text:style-name="Source_20_Text">ip addr2</text:span> or <text:span text:style-name="Source_20_Text">ip addr3</text:span>. The <text:span text:style-name="Source_20_Text">-x</text:span> flag displays packet contents in hexadecimal and ASCII format, and the <text:span text:style-name="Source_20_Text">-s 70</text:span> flag sets the snapshot length to 70 bytes. This expression can be used to capture communication between specific hosts.</text:p>
      <text:p text:style-name="Text_20_body">d. <text:span text:style-name="Source_20_Text">tcpdump -x -s 70 host ip addr1 and not ip addr2</text:span>: This expression captures packets involving the host with the IP address <text:span text:style-name="Source_20_Text">ip addr1</text:span> but excludes packets involving the host with the IP address <text:span text:style-name="Source_20_Text">ip addr2</text:span>. The <text:span text:style-name="Source_20_Text">-x</text:span> flag displays packet contents in hexadecimal and ASCII format, and the <text:span text:style-name="Source_20_Text">-s 70</text:span> flag sets the snapshot length to 70 bytes. This expression can be used to capture traffic between specific hosts while excluding traffic involving another specific host.</text:p>
      <text:p text:style-name="P7">4)</text:p>
      <text:p text:style-name="P7">1) Write a tcpdump command to dump network traffic from an Ethernet connection to the</text:p>
      <text:p text:style-name="P7">screen in human readable output format. Perform the following operation and write down</text:p>
      <text:p text:style-name="P7">the observations.</text:p>
      <text:p text:style-name="P7">a) Capture all the traffic of maximum snap length of 65,535 bytes and provide the</text:p>
      <text:p text:style-name="P7">hexadecimal and ASCII decodes of all the traffic in each packet.</text:p>
      <text:p text:style-name="P7">b) Find the IP addresses, IP packet length, TCP port numbers, TCP flags, etc. by using</text:p>
      <text:p text:style-name="P7">the reference chart to locate those fields on the hexadecimal dump.</text:p>
      <text:p text:style-name="P7"/>
      <text:p text:style-name="P7"><text:s/>sudo tcpdump -c 2 -tttt -XXv -s 65535 -v</text:p>
      <text:p text:style-name="P7">tcpdump: listening on enp3s0, link-type EN10MB (Ethernet), snapshot length 65535 bytes</text:p>
      <text:p text:style-name="P7">2023-08-24 16:25:31.340650 IP (tos 0x0, ttl 127, id 41855, offset 0, flags [DF], proto TCP (6), length 52)</text:p>
      <text:p text:style-name="P7"><text:s text:c="4"/>172.16.184.7.49888 &gt; 172.16.58.44.7680: Flags [S], cksum 0x17d2 (correct), seq 4234622128, win 64240, options [mss 1460,nop,wscale 8,nop,nop,sackOK], length 0</text:p>
      <text:p text:style-name="P7"><text:tab/>0x0000: <text:s/>6c4b 9030 ea53 cc7f 7613 3aff 0800 4500 <text:s/>lK.0.S..v.:...E.</text:p>
      <text:p text:style-name="P7"><text:tab/>0x0010: <text:s/>0034 a37f 4000 7f06 0df0 ac10 b807 ac10 <text:s/>.4..@...........</text:p>
      <text:p text:style-name="P7"><text:tab/>0x0020: <text:s/>3a2c c2e0 1e00 fc67 34b0 0000 0000 8002 <text:s/>:,.....g4.......</text:p>
      <text:p text:style-name="P7"><text:tab/>0x0030: <text:s/>faf0 17d2 0000 0204 05b4 0103 0308 0101 <text:s/>................</text:p>
      <text:p text:style-name="P7"><text:tab/>0x0040: <text:s/>0402 <text:s text:c="36"/>..</text:p>
      <text:p text:style-name="P7">2023-08-24 16:25:31.402900 IP (tos 0xc0, ttl 1, id 0, offset 0, flags [none], proto UDP (17), length 48)</text:p>
      <text:p text:style-name="P7"><text:s text:c="4"/>172.16.58.2.1985 &gt; all-routers.mcast.net.1985: [udp sum ok] HSRPv0-hello 20: state=active group=58 addr=_gateway hellotime=3s holdtime=10s priority=110 auth="cisco"</text:p>
      <text:p text:style-name="P7"><text:tab/>0x0000: <text:s/>0100 5e00 0002 0000 0c07 ac3a 0800 45c0 <text:s/>..^........:..E.</text:p>
      <text:p text:style-name="P7"><text:tab/>0x0010: <text:s/>0030 0000 0000 0111 f2e8 ac10 3a02 e000 <text:s/>.0..........:...</text:p>
      <text:p text:style-name="P7"><text:tab/>0x0020: <text:s/>0002 07c1 07c1 001c a9ce 0000 1003 0a6e <text:s/>...............n</text:p>
      <text:p text:style-name="P7"><text:tab/>0x0030: <text:s/>3a00 6369 7363 6f00 0000 ac10 3a01 <text:s text:c="6"/>:.cisco.....:.</text:p>
      <text:p text:style-name="P7">2 packets captured</text:p>
      <text:p text:style-name="P7">19 packets received by filter</text:p>
      <text:p text:style-name="P7">0 packets dropped by kernel</text:p>
      <text:p text:style-name="P7"/>
      <text:p text:style-name="P8">b)</text:p>
      <text:p text:style-name="P9">ip address - <text:span text:style-name="T3"><text:s/>172.16.184.7.49888 <text:s/>IP <text:s/>172.16.58.2.1985 <text:s/></text:span>IP</text:p>
      <text:p text:style-name="P8">LENGTH - <text:s/><text:span text:style-name="T3">length 52 <text:s/>length 48</text:span></text:p>
      <text:p text:style-name="P8">PORT NO - <text:s/><text:span text:style-name="T4">6 , 17</text:span></text:p>
      <text:p text:style-name="P8">flags - <text:span text:style-name="T3"><text:s/>flags [DF], flags [non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ccanthis ADF Std No2" svg:font-family="'Accanthis ADF Std No2'" style:font-pitch="variable"/>
    <style:font-face style:name="Amiri" svg:font-family="Amiri" style:font-pitch="variable"/>
    <style:font-face style:name="Cantarell Extra Bold" svg:font-family="'Cantarell Extra 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4:27:02.546591994</meta:creation-date>
    <dc:date>2023-08-24T16:34:51.853723378</dc:date>
    <meta:editing-duration>PT1H37M34S</meta:editing-duration>
    <meta:editing-cycles>17</meta:editing-cycles>
    <meta:generator>LibreOffice/7.3.7.2$Linux_X86_64 LibreOffice_project/30$Build-2</meta:generator>
    <meta:document-statistic meta:table-count="0" meta:image-count="0" meta:object-count="0" meta:page-count="3" meta:paragraph-count="98" meta:word-count="1282" meta:character-count="8634" meta:non-whitespace-character-count="7332"/>
  </office:meta>
</office:document-meta>
</file>